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style:font-name="Arial1" fo:font-size="14pt" style:font-size-asian="14pt" style:font-size-complex="14pt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PhpBB</text:h>
      <text:p text:style-name="Text_20_body">We currently have a PhpBB 2 messageboard installation.<text:line-break/>It has the standard SubSilver template with Springs site header integrated.</text:p>
      <text:p text:style-name="P3">Mods applied:</text:p>
      <text:p text:style-name="P2"><text:a xlink:type="simple" xlink:href="http://www.phpbb.com/mods/db/index.php?i=misc&amp;mode=display&amp;contrib_id=1181">http://www.phpbb.com/mods/db/index.php?i=misc&amp;mode=display&amp;contrib_id=1181</text:a><text:line-break/><text:line-break/>############################################################## </text:p>
      <text:p text:style-name="P2">## MOD Title: Today At/Yesterday At</text:p>
      <text:p text:style-name="P2">## MOD Author: netclectic &lt; adrian@netclectic.com &gt; (Adrian Cockburn) http://www.netclectic.com </text:p>
      <text:p text:style-name="P2">## MOD Description: Will show Today At if the post was posted today </text:p>
      <text:p text:style-name="P2">## <text:s text:c="17"/>Will show Yesterday At if the post was posted yesterday</text:p>
      <text:p text:style-name="P2">##</text:p>
      <text:p text:style-name="P2">## MOD Version: 1.3.1</text:p>
      <text:p text:style-name="P2">## </text:p>
      <text:p text:style-name="P2">## Installation Level: easy</text:p>
      <text:p text:style-name="P2">## Installation Time: 10 Minutes </text:p>
      <text:p text:style-name="P2">## Files To Edit: (6) page_header.php, index.php, search.php, viewforum.php, viewtopic.php, lang_main.php</text:p>
      <text:p text:style-name="P2">## Included Files: n/a</text:p>
      <text:p text:style-name="P2">#############################################################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.199cm" fo:margin-right="0cm" fo:margin-top="0cm" fo:margin-bottom="0.212cm" fo:text-indent="0cm" style:auto-text-indent="false"/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15cm" fo:margin-right="0cm" fo:text-indent="0cm" style:auto-text-indent="false"/>
      <style:text-properties fo:font-size="15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.3cm" fo:margin-right="0cm" fo:text-indent="0cm" style:auto-text-indent="false"/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45cm" fo:margin-right="0cm" fo:text-indent="0cm" style:auto-text-indent="false"/>
      <style:text-properties fo:font-size="14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99cm" fo:margin-right="0cm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naamloos1" style:family="paragraph" style:parent-style-name="Text_20_body" style:class="text">
      <style:paragraph-properties fo:margin-left="0.3cm" fo:margin-right="0cm" fo:text-indent="0cm" style:auto-text-indent="false" fo:background-color="transparent" style:shadow="none">
        <style:background-image/>
      </style:paragraph-properties>
      <style:text-properties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Technical Spring Site Documentation</dc:title>
    <dc:subject>Site Configuration</dc:subject>
    <meta:initial-creator>Tim Blokdijk</meta:initial-creator>
    <meta:creation-date>2007-07-17T18:04:40</meta:creation-date>
    <dc:creator>Tim Blokdijk</dc:creator>
    <dc:date>2007-08-24T15:14:51</dc:date>
    <dc:language>en-GB</dc:language>
    <meta:editing-cycles>6</meta:editing-cycles>
    <meta:editing-duration>PT3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97" meta:character-count="849"/>
  </office:meta>
</office:document-meta>
</file>